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true" fo:padding-top="0cm" fo:padding-bottom="0cm" fo:padding-left="0cm" fo:padding-right="0cm" fo:wrap-option="no-wrap" draw:shadow="hidden" draw:shadow-color="#808080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8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left" draw:textarea-vertical-align="top" draw:auto-grow-height="true" draw:auto-grow-width="false" fo:min-height="1.478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cc99" draw:textarea-horizontal-align="left" draw:textarea-vertical-align="top" draw:auto-grow-height="true" draw:auto-grow-width="false" fo:min-height="2.541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subtitle">
      <style:graphic-properties draw:stroke="none" draw:fill="none" draw:fill-color="#00cc99" draw:textarea-horizontal-align="left" draw:textarea-vertical-align="top" draw:auto-grow-height="true" draw:auto-grow-width="false" fo:min-height="15.1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6.317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5%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95%" fo:text-align="start" text:enable-numbering="false" fo:text-indent="0cm"/>
    </style:style>
    <style:style style:name="P4" style:family="paragraph">
      <style:paragraph-properties fo:margin-left="0cm" fo:margin-right="0cm" fo:line-height="95%" text:enable-numbering="false" fo:text-indent="0cm" style:punctuation-wrap="hanging" style:line-break="strict"/>
    </style:style>
    <style:style style:name="P5" style:family="paragraph">
      <style:paragraph-properties fo:margin-left="0cm" fo:margin-right="0cm" fo:line-height="95%" fo:text-align="start" text:enable-numbering="false" fo:text-indent="0cm"/>
    </style:style>
    <style:style style:name="P6" style:family="paragraph">
      <style:paragraph-properties fo:margin-left="1.27cm" fo:margin-right="0cm" fo:margin-top="0cm" fo:margin-bottom="0cm" fo:line-height="95%" fo:text-align="start" text:enable-numbering="true" fo:text-indent="-0.953cm" style:punctuation-wrap="hanging" style:line-break="strict" style:writing-mode="lr-tb"/>
    </style:style>
    <style:style style:name="P7" style:family="paragraph">
      <style:paragraph-properties fo:margin-left="2.381cm" fo:margin-right="0cm" fo:margin-top="0cm" fo:margin-bottom="0cm" fo:line-height="95%" fo:text-align="start" text:enable-numbering="true" fo:text-indent="-0.794cm" style:punctuation-wrap="hanging" style:line-break="strict" style:writing-mode="lr-tb"/>
    </style:style>
    <style:style style:name="P8" style:family="paragraph">
      <style:paragraph-properties fo:margin-left="0cm" fo:margin-right="0cm" fo:margin-top="0cm" fo:margin-bottom="0cm" fo:line-height="95%" text:enable-numbering="false" fo:text-indent="0cm"/>
    </style:style>
    <style:style style:name="P9" style:family="paragraph">
      <style:paragraph-properties fo:margin-left="1.27cm" fo:margin-right="0cm" fo:margin-top="0cm" fo:margin-bottom="0cm" fo:line-height="95%" text:enable-numbering="true" fo:text-indent="-0.953cm"/>
    </style:style>
    <style:style style:name="P10" style:family="paragraph">
      <style:paragraph-properties fo:margin-left="2.381cm" fo:margin-right="0cm" fo:margin-top="0cm" fo:margin-bottom="0cm" fo:line-height="95%" text:enable-numbering="true" fo:text-indent="-0.794cm"/>
    </style:style>
    <style:style style:name="P11" style:family="paragraph">
      <style:paragraph-properties fo:margin-left="3.492cm" fo:margin-right="0cm" fo:margin-top="0cm" fo:margin-bottom="0cm" fo:line-height="95%" fo:text-align="start" text:enable-numbering="true" fo:text-indent="-0.635cm" style:punctuation-wrap="hanging" style:line-break="strict" style:writing-mode="lr-tb"/>
    </style:style>
    <style:style style:name="T1" style:family="text">
      <style:text-properties fo:color="#000000" fo:font-family="Arial" style:font-family-generic="swiss" style:font-pitch="variable" fo:font-size="48pt" style:font-size-asian="48pt" style:font-size-complex="48pt"/>
    </style:style>
    <style:style style:name="T2" style:family="text">
      <style:text-properties fo:color="#666666" fo:font-family="Arial" style:font-family-generic="swiss" style:font-pitch="variable" fo:font-size="21pt" style:font-size-asian="21pt" style:font-size-complex="21pt"/>
    </style:style>
    <style:style style:name="T3" style:family="text">
      <style:text-properties fo:color="#0099cc" fo:font-family="Arial" style:font-family-generic="swiss" style:font-pitch="variable" fo:font-size="27pt" style:font-size-asian="27pt" style:font-size-complex="27pt"/>
    </style:style>
    <style:style style:name="T4" style:family="text">
      <style:text-properties fo:color="#663333" fo:font-family="Arial" style:font-family-generic="swiss" style:font-pitch="variable" fo:font-size="43pt" style:font-size-asian="43pt" style:font-size-complex="43pt"/>
    </style:style>
    <style:style style:name="T5" style:family="text">
      <style:text-properties fo:color="#663333" fo:font-family="Arial" style:font-family-generic="swiss" style:font-pitch="variable" fo:font-size="27pt" fo:font-weight="bold" style:font-size-asian="27pt" style:font-size-complex="27pt"/>
    </style:style>
    <style:style style:name="T6" style:family="text">
      <style:text-properties fo:color="#663333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size-asian="21pt" style:font-size-complex="21pt" style:font-relief="none"/>
    </style:style>
    <style:style style:name="T7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8" style:family="text">
      <style:text-properties fo:color="#000000" fo:font-family="Arial" style:font-family-generic="swiss" style:font-pitch="variable" fo:font-size="43pt" style:font-size-asian="43pt" style:font-size-complex="43pt"/>
    </style:style>
    <style:style style:name="T9" style:family="text">
      <style:text-properties fo:color="#3d85c6" fo:font-family="Arial" style:font-family-generic="swiss" style:font-pitch="variable" fo:font-size="32pt" style:font-size-asian="32pt" style:font-size-complex="32pt"/>
    </style:style>
    <style:style style:name="T10" style:family="text">
      <style:text-properties fo:color="#660000" fo:font-family="Arial" style:font-family-generic="swiss" style:font-pitch="variable" fo:font-size="32pt" style:font-size-asian="32pt" style:font-size-complex="32pt"/>
    </style:style>
    <style:style style:name="T11" style:family="text">
      <style:text-properties fo:color="#660000" fo:font-family="Arial" style:font-family-generic="swiss" style:font-pitch="variable" fo:font-size="32pt" fo:font-style="italic" style:font-size-asian="32pt" style:font-size-complex="32pt"/>
    </style:style>
    <style:style style:name="T12" style:family="text">
      <style:text-properties fo:color="#3d85c6" fo:font-family="Arial" style:font-family-generic="swiss" style:font-pitch="variable" fo:font-size="32pt" fo:font-style="italic" style:font-size-asian="32pt" style:font-size-complex="32pt"/>
    </style:style>
    <style:style style:name="T13" style:family="text">
      <style:text-properties fo:color="#4c1900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size-asian="21pt" style:font-size-complex="21pt" style:font-relief="none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666666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99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663333" fo:font-size="100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66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663333" fo:font-size="8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3d85c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3d85c6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66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">
        <style:list-level-properties text:space-before="2.857cm" text:min-label-width="0.635cm"/>
        <style:text-properties fo:font-family="Wingdings" style:font-family-generic="decorative" style:font-pitch="variable" style:font-charset="x-symbol" fo:color="#663333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46cm" svg:height="3.387cm" svg:x="2.381cm" svg:y="8.467cm" presentation:class="title" presentation:user-transformed="true">
          <draw:text-box>
            <text:p text:style-name="P1"><text:span text:style-name="T1">Attribute Validation</text:span></text:p>
          </draw:text-box>
        </draw:frame>
        <draw:frame presentation:style-name="pr2" draw:text-style-name="P2" draw:layer="layout" svg:width="13.626cm" svg:height="1.478cm" svg:x="7.523cm" svg:y="10.653cm" presentation:class="subtitle" presentation:user-transformed="true">
          <draw:text-box>
            <text:p text:style-name="P3"><text:span text:style-name="T2">proposal for OpenID AX Spec</text:span></text:p>
          </draw:text-box>
        </draw:frame>
        <draw:custom-shape draw:style-name="gr1" draw:text-style-name="P2" draw:layer="layout" svg:width="15.258cm" svg:height="1.086cm" svg:x="7.439cm" svg:y="9.521cm">
          <text:p text:style-name="P4"><text:span text:style-name="T3">____________________________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5"><text:span text:style-name="T4">How did we get here?</text:span></text:p>
          </draw:text-box>
        </draw:frame>
        <draw:frame presentation:style-name="pr5" draw:text-style-name="P2" draw:layer="layout" svg:width="26.564cm" svg:height="15.1cm" svg:x="0.745cm" svg:y="3.584cm" presentation:class="subtitle" presentation:user-transformed="true">
          <draw:text-box>
            <text:list text:style-name="L4">
              <text:list-item>
                <text:p text:style-name="P3"><text:span text:style-name="T5">Demand for email validation</text:span></text:p>
              </text:list-item>
            </text:list>
            <text:list text:style-name="L4">
              <text:list-item>
                <text:p text:style-name="P3"><text:span text:style-name="T5"/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Why not an email specific solution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No desire to promote email as an identifier (email recycling, email change)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Strong desire to use email as a discovery start point leading to OP and maybe user, but not as an identifier, claimed or 'local' 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3"><text:span text:style-name="T7"/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Email discovery is going to be supported in XRD, but not necessarily be used to derive identifiers (see above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by itself, discovery-flow only does not provide confidence for "account creation", "password reset" or even "sign-on"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6">Idea: Decouple discovery and validation; validate email as a user attribu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At this point, might as well make it a general validation mechanis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5.258cm" svg:height="1.086cm" svg:x="0.657cm" svg:y="1.61cm">
          <text:p text:style-name="P4"><text:span text:style-name="T3">____________________________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5"><text:span text:style-name="T8">Attribute Validation</text:span></text:p>
          </draw:text-box>
        </draw:frame>
        <draw:frame presentation:style-name="pr6" draw:text-style-name="P2" draw:layer="layout" svg:width="26.568cm" svg:height="16.317cm" svg:x="0.684cm" svg:y="3.47cm" presentation:class="outline" presentation:user-transformed="true">
          <draw:text-box>
            <text:list text:style-name="L4">
              <text:list-item>
                <text:p text:style-name="P8"><text:span text:style-name="T5">New modes for AX</text:span></text:p>
              </text:list-item>
            </text:list>
            <text:list text:style-name="L1">
              <text:list-item>
                <text:p text:style-name="P8"><text:span text:style-name="T7"/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9">validate_request</text:span><text:span text:style-name="T10"> and </text:span><text:span text:style-name="T9">validate_response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9">validate_request</text:span><text:span text:style-name="T10"> uses </text:span><text:span text:style-name="T11">the same elements</text:span><text:span text:style-name="T10"> as </text:span><text:span text:style-name="T9">store_request</text:span><text:span text:style-name="T9"><text:line-break/></text:span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9">validate_response</text:span><text:span text:style-name="T10"> uses </text:span><text:span text:style-name="T11">the same elements</text:span><text:span text:style-name="T10"> as </text:span><text:span text:style-name="T9">fetch_response</text:span><text:span text:style-name="T9"><text:line-break/></text:span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9"><text:span text:style-name="T10">To allow for mixed validate/fetch, a special URL value to mean </text:span><text:span text:style-name="T12">attribute_select</text:span><text:span text:style-name="T10"> could be added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5.258cm" svg:height="1.086cm" svg:x="0.657cm" svg:y="1.61cm">
          <text:p text:style-name="P4"><text:span text:style-name="T3">____________________________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5"><text:span text:style-name="T4">Best effort versus strict validation</text:span></text:p>
          </draw:text-box>
        </draw:frame>
        <draw:frame presentation:style-name="pr5" draw:text-style-name="P2" draw:layer="layout" svg:width="26.564cm" svg:height="15.675cm" svg:x="0.745cm" svg:y="3.584cm" presentation:class="subtitle" presentation:user-transformed="true">
          <draw:text-box>
            <text:list text:style-name="L4">
              <text:list-item>
                <text:p text:style-name="P3"><text:span text:style-name="T5">Should the OP be allowed to return a different value to be asserted than the requested by the RP?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E.g.: Email validation flows: </text:span><text:span text:style-name="T13">account creation</text:span><text:span text:style-name="T6"> and </text:span><text:span text:style-name="T6">password reset</text:span><text:span text:style-name="T6">. Different email a reasonable approach for the former, but typically not for the latter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Option 0 "Assertion": No value in the request, OP returns user's.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Option 1 "Strict": Given a value, OP returns same value or fails.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6">Cons: Feedback from RPs indicate that many would not like to change their UIs to have the user type values (emails) twice and prefer flexibility</text:span><text:span text:style-name="T6"><text:line-break/></text:span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Option 2 "Loose": Given a value, OP may return a different one.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Option 3 "Choose": RP specifies preference for Option 1 or 2, OP acts accordingly.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Option 4 "Strict-Choose": RP specifies preference for Option 1 or 2, OP is free to always behave as if "strict" is indicated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5.258cm" svg:height="1.086cm" svg:x="0.657cm" svg:y="1.61cm">
          <text:p text:style-name="P4"><text:span text:style-name="T3">____________________________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5"><text:span text:style-name="T4">Trust (Quality of validation)</text:span></text:p>
          </draw:text-box>
        </draw:frame>
        <draw:frame presentation:style-name="pr5" draw:text-style-name="P2" draw:layer="layout" svg:width="26.564cm" svg:height="15.1cm" svg:x="0.745cm" svg:y="3.584cm" presentation:class="subtitle" presentation:user-transformed="true">
          <draw:text-box>
            <text:list text:style-name="L4">
              <text:list-item>
                <text:p text:style-name="P3"><text:span text:style-name="T5">Does the user has access to the email inbox (now)?</text:span></text:p>
              </text:list-item>
            </text:list>
            <text:list text:style-name="L4">
              <text:list-item>
                <text:p text:style-name="P3"><text:span text:style-name="T5"/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Email (and more general, attribute) validation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How long since the email was validated?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Proof-of-inbox-control (e.g., OP=email provider &amp; cookie present)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6">Should we have "annotations" to indicate level of confidence or "freshness" of validation? (i.e., PAPE for AX)?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5.258cm" svg:height="1.086cm" svg:x="0.657cm" svg:y="1.61cm">
          <text:p text:style-name="P4"><text:span text:style-name="T3">____________________________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808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808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808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808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808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808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808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808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808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8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8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808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808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808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808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808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808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808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808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808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808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8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41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417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417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8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8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8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8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8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8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8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8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8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3cm" svg:height="4.57cm" svg:x="2.191cm" svg:y="3.556cm" draw:page-number="1"/>
      <draw:page-thumbnail draw:layer="backgroundobjects" svg:width="6.093cm" svg:height="4.57cm" svg:x="10.763cm" svg:y="3.556cm" draw:page-number="2"/>
      <draw:page-thumbnail draw:layer="backgroundobjects" svg:width="6.093cm" svg:height="4.57cm" svg:x="2.191cm" svg:y="10.414cm" draw:page-number="3"/>
      <draw:page-thumbnail draw:layer="backgroundobjects" svg:width="6.093cm" svg:height="4.57cm" svg:x="10.763cm" svg:y="10.414cm" draw:page-number="4"/>
      <draw:page-thumbnail draw:layer="backgroundobjects" svg:width="6.093cm" svg:height="4.57cm" svg:x="2.191cm" svg:y="17.272cm" draw:page-number="5"/>
      <draw:page-thumbnail draw:layer="backgroundobjects" svg:width="6.093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2.705cm" svg:x="2.116cm" svg:y="6.112cm" presentation:class="outline" presentation:placeholder="true">
        <draw:text-box/>
      </draw:frame>
      <draw:frame presentation:style-name="pr1" draw:text-style-name="P4" draw:layer="backgroundobjects" svg:width="5.882cm" svg:height="1.416cm" svg:x="2.117cm" svg:y="19.283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943cm" svg:height="1.416cm" svg:x="9.639cm" svg:y="19.283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5.887cm" svg:height="1.416cm" svg:x="20.222cm" svg:y="19.283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dc:title>PowerPoint Presentation</dc:title>
    <meta:initial-creator>Google</meta:initial-creator>
    <meta:creation-date>2004-05-06T01:28:21</meta:creation-date>
    <dc:creator>Breno Medeiros</dc:creator>
    <dc:date>2008-11-18T16:06:15</dc:date>
    <meta:print-date>2008-11-18T15:59:00</meta:print-date>
    <dc:language>en-US</dc:language>
    <meta:editing-cycles>2</meta:editing-cycles>
    <meta:editing-duration>PT10H22M13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